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4.3333in"/>
    </style:style>
    <style:style style:name="Table1.B" style:family="table-column">
      <style:table-column-properties style:column-width="2.1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eneral comment:</text:span></text:p>
      <text:list xml:id="list1653532724" text:style-name="WWNum1">
        <text:list-item>
          <text:p text:style-name="P1">We want you to shine and to see your ideas as well as what you achieved</text:p>
        </text:list-item>
        <text:list-item>
          <text:p text:style-name="P1">If you have a cool idea, or wanted to try something and ran out of time - please share it with your results. You have a hard deadline and very tough challenges. Ideas, failed and successful are so welcome.</text:p>
        </text:list-item>
      </text:list>
      <text:p text:style-name="Standard"/>
      <text:p text:style-name="Standard">To respond to this question:</text:p>
      <text:list xml:id="list1370613933" text:style-name="WWNum2">
        <text:list-item>
          <text:p text:style-name="P2">Submit your code</text:p>
        </text:list-item>
        <text:list-item>
          <text:p text:style-name="P2">Complete the following table</text:p>
        </text:list-item>
        <text:list-item>
          <text:p text:style-name="P2">Provide some really cool visualisations of your results</text:p>
        </text:list-item>
        <text:list-item>
          <text:p text:style-name="P2">In no more than 500 words (or 3 amazing slides), explain to us why you think it is the best solution</text:p>
        </text:list-item>
      </text:list>
      <text:p text:style-name="Standard"/>
      <text:p text:style-name="Standard">The solution with the highest amount of energy from renewables (wind, solar, hydro, battery) with the most reasonable electricity cost will win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Total wind power, MW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Total solar power, MW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Total battery size, MW/MWh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% of electricity from hydro, wind and solar over the year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Total electricity cost in $ and $ per MWh of demand over the whole year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">Any other notes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5" meta:word-count="167" meta:character-count="879" meta:non-whitespace-character-count="733"/>
    <meta:generator>LibreOfficeDev/6.0.5.2$Linux_X86_64 LibreOffice_project/</meta:generator>
  </office:meta>
</office:document-meta>
</file>